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7.59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 style:data-style-name="N37">
      <style:table-cell-properties style:vertical-align="top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string" calcext:value-type="string">
            <text:p>Incident #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efunden in Version</text:p>
          </table:table-cell>
          <table:table-cell office:value-type="string" calcext:value-type="string">
            <text:p>Fixed in Version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obachter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Kursliste mit Hinweis auf Semester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Fehler (Rollback- und Optmistic-Locking-Exceptions) bei mehrmaligem Bearbeiten eines Objekts unter Windows korrigiert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ur Single Selection in Tabellen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Behandlung von Datumsfehlern verbessert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chülerSuchen: Suche nach Kursen, KurseErfassen: Nur bereits erfasste Semester sind selektierbar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ach unerwarteter Exception: Anzeige des Schüler suchen Panels mit Initialisierung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emester-Auswahl: Ungültige Semester nicht selektierbar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Gesamtvalidierung und Anzeige aller Validierungsresultate in GUI-Masken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nput-Validierung von Eingabefeldern (z.B. Längenbeschränkung) statt Fehlermeldung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ortierung der Kurstabelle im Feld Tag: Sortierung Mo, Di, Mi etc sinnvoller als alphabetisch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bbruch einer Aktion auf einer Detailmaske mit Rücksprung in die Tabelle: Fokus erhalten?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2-SNAPS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elektierbar-Flag für Kursorte, Kurstypen und Codes, damit inaktive nicht mehr verwendbar sind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Logo-Icon erscheint in Task Bar unter Mac nicht (Linux, Windows ok)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Lehrkräfte: Nach umsortierung der Resultat-Tabelle; Bearbeiten wird die falsche Lehrkraft ausgewählt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tief</text:p>
          </table:table-cell>
          <table:table-cell office:value-type="string" calcext:value-type="string">
            <text:p>Resizing verhalten bei Märchen verwalten verbessern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tief</text:p>
          </table:table-cell>
          <table:table-cell office:value-type="string" calcext:value-type="string">
            <text:p>Scrollbars für sämtliche Panels einbauen, damit Verkleinerung korrekt funktioniert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Märcheneinteilung bearbeiten: Codes werden nicht angezeigt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2-SNAPSHOT</text:p>
          </table:table-cell>
          <table:table-cell office:value-type="string" calcext:value-type="string">
            <text:p>svm-1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rtierung der Schülerliste nach Kurse und Gruppe: ClassCastException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I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-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5:53:04.5893004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0:12:46.507516321</meta:creation-date>
    <meta:generator>LibreOffice/4.2.8.2$Linux_X86_64 LibreOffice_project/420m0$Build-2</meta:generator>
    <dc:date>2015-08-23T16:49:49.493202587</dc:date>
    <meta:editing-duration>PT42M32S</meta:editing-duration>
    <meta:editing-cycles>18</meta:editing-cycles>
    <meta:document-statistic meta:table-count="1" meta:cell-count="162" meta:object-count="0"/>
  </office:meta>
</office:document-meta>
</file>